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ntarell" fo:language="tl" fo:country="PH"/>
    </style:style>
    <style:style style:name="P2" style:family="paragraph" style:parent-style-name="Standard">
      <style:paragraph-properties fo:text-align="center" style:justify-single-word="false"/>
      <style:text-properties style:font-name="Cantarell" fo:language="tl" fo:country="PH"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color="#00a933" loext:opacity="100%"/>
    </style:style>
    <style:style style:name="T3" style:family="text">
      <style:text-properties fo:color="#00a933" loext:opacity="100%" style:text-underline-style="solid" style:text-underline-width="auto" style:text-underline-color="font-color"/>
    </style:style>
    <style:style style:name="T4" style:family="text">
      <style:text-properties fo:color="#00a933" loext:opacity="100%" style:text-underline-style="solid" style:text-underline-width="auto" style:text-underline-color="font-color" officeooo:rsid="001c7512"/>
    </style:style>
    <style:style style:name="T5" style:family="text">
      <style:text-properties fo:color="#00a933" loext:opacity="100%" fo:font-style="italic" style:font-style-asian="italic" style:font-style-complex="italic"/>
    </style:style>
    <style:style style:name="T6" style:family="text">
      <style:text-properties fo:color="#00a933" loext:opacity="100%" fo:font-style="normal" style:font-style-asian="normal" style:font-style-complex="normal"/>
    </style:style>
    <style:style style:name="T7" style:family="text">
      <style:text-properties fo:color="#00a933" loext:opacity="100%" fo:font-style="normal" style:text-underline-style="solid" style:text-underline-width="auto" style:text-underline-color="font-color" style:font-style-asian="normal" style:font-style-complex="normal"/>
    </style:style>
    <style:style style:name="T8" style:family="text">
      <style:text-properties fo:color="#00a933" loext:opacity="100%" officeooo:rsid="001c7512"/>
    </style:style>
    <style:style style:name="T9" style:family="text">
      <style:text-properties officeooo:rsid="001c7512"/>
    </style:style>
    <style:style style:name="T10" style:family="text">
      <style:text-properties officeooo:rsid="001e16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kit Dapat Natin Bisitahin ang Japan?</text:p>
      <text:p text:style-name="P1"/>
      <text:p text:style-name="P1">Ang Japan ang isa sa <text:span text:style-name="T3">pinakalumang</text:span> sibilisasyon sa mundo na may <text:span text:style-name="T3">kahanga-hanga</text:span> at <text:span text:style-name="T3">kakaibang</text:span> kasaysayan, na napapaligiran ng <text:span text:style-name="T3">kaakit-akit</text:span> na tanawin at <text:span text:style-name="T3">magagandang</text:span> hubog ng kabundukan gaya ng Mount Fuji, na isa ring perfect cone tulad ng Mayon pero may <text:span text:style-name="T3">nakawiwiling</text:span> permanenteng ice caps sa tuktok, at tunay na <text:span text:style-name="T3">kakaibang</text:span> kulturang resulta ng <text:span text:style-name="T7">magandang</text:span> timpla ng pinaghalong eastern traditions at western modernity.</text:p>
      <text:p text:style-name="P1"/>
      <text:p text:style-name="P1"><text:span text:style-name="T3">Malaki</text:span> ang pagpapahalaga ng Japanese people sa traditional culture and values, katulad ng kanilang kababaang-loob, kung saan yuyuko sila sa harap mo mula baywang hanggang ulo bilang pagsabi ng "nirerespeto kita at hindi ako mataas sa iyo", at bilang tanda ng <text:span text:style-name="T4">lubos</text:span><text:span text:style-name="T9"> na</text:span> kahalagahan sa kanila ng dangal ng kapwa tao.</text:p>
      <text:p text:style-name="P1"/>
      <text:p text:style-name="P1">Dahil sa pagpapahalagang ito, ang Japan ang isa sa <text:span text:style-name="T3">pinakamalinis</text:span> na bansa at <text:span text:style-name="T10">may</text:span> <text:span text:style-name="T3">pinakamababang</text:span> krimen sa buong mundo: kahit makatulog ka sa bangketa, safe ka at hindi ka mawawalan ng pera o kaya cellphone; sumusunod ang mga tao sa batas, at wala kang makikitang anumang kalat sa kalsada, dahil mahalaga sa kanila ang <text:span text:style-name="T3">makalumang</text:span> values at respeto sa kapwa tao.</text:p>
      <text:p text:style-name="P1"/>
      <text:p text:style-name="P1">Sa kabila nito, ang Japan ang isa sa <text:span text:style-name="T3">pinakamaunlad</text:span> na bansa sa mundo kung babatayin sa <text:span text:style-name="T3">makabagong</text:span> teknolohiya, kaya naman ang mga "Made in Japan" ay kilalang <text:span text:style-name="T3">mahusay</text:span> at <text:span text:style-name="T3">matibay</text:span> (di gaya ng kapitbahay nilang bansa), dahil mahalaga sa kultura nila ang pagbutihin ang anumang gawain nila; ang mga batang elementarya ay marunong nang gumawa ng robotics, at ang bullet train nila ang isa sa <text:span text:style-name="T3">pinakamabilis</text:span> sa buong mundo.</text:p>
      <text:p text:style-name="P1"/>
      <text:p text:style-name="P1">Ang <text:span text:style-name="T3">sobrang</text:span> pagkahilig ng mga hapones sa teknolohiya ang nagsilang ng isang <text:span text:style-name="T3">kakaibang</text:span> aspeto ng kanilang kultura: ang anime. Ang genre na ito ay bunga ng pinagsamang hilig nila sa teknolohiya at husay nila sa art, kung kaya ang artform na ito ay nakilala na sa buong mundo bilang tatak ng Japan.</text:p>
      <text:p text:style-name="P1"/>
      <text:p text:style-name="P1">Hindi natin pwedeng banggitin ang Japan na hindi man lang pag-uusapan ang Japanese food, na isa sa <text:span text:style-name="T3">kilalang</text:span> cuisine sa buong mundo (kasama ang French, Italian, at Chinese), pero may <text:span text:style-name="T3">kakaibang</text:span> twist: ang traditional Japanese food ay batay lahat sa seafood! Hindi ito <text:span text:style-name="T3">kataka-taka</text:span> dahil ang Japan, tulad ng Pilipinas, ay binubuo ng mga islands sa Pacific Ocean.</text:p>
      <text:p text:style-name="P1"/>
      <text:p text:style-name="P1">Pero hindi kumpleto ang pagbisita sa Japan kung hindi makakaranas ng pagsibol ng sikat na cherry blossoms o sakura, isang <text:span text:style-name="T3">napakarikit</text:span> na tanawing makikita sa buong paligid tuwing tagsibol o spring, kaya naman ang Land of the Rising Sun ay kilala rin bilang Land of Cherry Blossoms, dahil <text:span text:style-name="T3">napakaganda</text:span> nga naman.</text:p>
      <text:p text:style-name="P1"/>
      <text:p text:style-name="P1">Dahil sa mga dahilang ito at iba pang mga <text:span text:style-name="T3">kaaya-ayang</text:span> dahilan, hindi dapat mawala ang Japan sa listahan ng mga bansang dapat dalawin at mapuntahan ng bawat isa. Wala talagang kapantay ang karanasang makapunta sa bansang i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l" fo:country="P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l" fo:country="P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5T23:51:44.674864530</meta:creation-date>
    <meta:generator>LibreOffice/7.3.7.2$Linux_X86_64 LibreOffice_project/30$Build-2</meta:generator>
    <dc:date>2023-01-15T23:57:11.841622822</dc:date>
    <meta:editing-duration>PT3M44S</meta:editing-duration>
    <meta:editing-cycles>2</meta:editing-cycles>
    <meta:document-statistic meta:table-count="0" meta:image-count="0" meta:object-count="0" meta:page-count="1" meta:paragraph-count="9" meta:word-count="447" meta:character-count="2723" meta:non-whitespace-character-count="2285"/>
  </office:meta>
</office:document-meta>
</file>